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full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50k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float" office:value="644" calcext:value-type="float">
            <text:p>644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mapping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loc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10063" calcext:value-type="float">
            <text:p>10063</text:p>
          </table:table-cell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08:04:59.643336338</meta:creation-date>
    <dc:date>2020-12-10T08:07:03.704578616</dc:date>
    <meta:editing-duration>PT2M4S</meta:editing-duration>
    <meta:editing-cycles>1</meta:editing-cycles>
    <meta:document-statistic meta:table-count="1" meta:cell-count="19" meta:object-count="0"/>
    <meta:generator>LibreOffice/6.4.6.2$Linux_X86_64 LibreOffice_project/40$Build-2</meta:generator>
  </office:meta>
</office:document-meta>
</file>